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6AA1903A1520ECAA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16cm" svg:height="16.02cm" draw:transform="skewX (0.00314159265358979) rotate (0.00314159265358979) translate (2.884cm 8.991cm)">
          <draw:image xlink:href="Pictures/10000000000002300000016AA1903A1520ECAAB0.png" xlink:type="simple" xlink:show="embed" xlink:actuate="onLoad" loext:mime-type="image/png">
            <text:p/>
          </draw:image>
        </draw:frame>
        <draw:frame draw:style-name="gr2" draw:text-style-name="P2" draw:layer="layout" svg:width="6.386cm" svg:height="0.962cm" svg:x="3cm" svg:y="2.6cm">
          <draw:text-box>
            <text:p>Function: subtrac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1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0:21:29.976913316</meta:creation-date>
    <dc:date>2021-02-05T10:24:45.252812255</dc:date>
    <meta:editing-duration>PT3M15S</meta:editing-duration>
    <meta:editing-cycles>1</meta:editing-cycles>
    <meta:document-statistic meta:object-count="2"/>
    <meta:generator>LibreOffice/6.4.4.2$Linux_X86_64 LibreOffice_project/40$Build-2</meta:generator>
  </office:meta>
</office:document-meta>
</file>